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6.6931in" table:align="margins"/>
    </style:style>
    <style:style style:name="Tabela2.A" style:family="table-column">
      <style:table-column-properties style:column-width="3.3465in" style:rel-column-width="32767*"/>
    </style:style>
    <style:style style:name="Tabela2.B" style:family="table-column">
      <style:table-column-properties style:column-width="3.3465in" style:rel-column-width="32768*"/>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end" style:justify-single-word="false"/>
    </style:style>
    <style:style style:name="P5" style:family="paragraph" style:parent-style-name="Table_20_Contents">
      <style:paragraph-properties fo:text-align="start" style:justify-single-word="false"/>
    </style:style>
    <style:style style:name="P6" style:family="paragraph" style:parent-style-name="Footnote">
      <style:paragraph-properties fo:margin-left="0in" fo:margin-right="0in" fo:text-indent="0in" style:auto-text-indent="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3"/>
    <style:style style:name="P18" style:family="paragraph" style:parent-style-name="Text_20_body" style:list-style-name="L15"/>
    <style:style style:name="P19" style:family="paragraph" style:parent-style-name="Text_20_body" style:list-style-name="L16">
      <style:text-properties fo:font-weight="normal" style:font-weight-asian="normal" style:font-weight-complex="normal"/>
    </style:style>
    <style:style style:name="P20" style:family="paragraph" style:parent-style-name="Text_20_body" style:list-style-name="L17"/>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4">
      <style:paragraph-properties fo:margin-left="0.9846in" fo:margin-right="0in" fo:text-indent="-0.25in" style:auto-text-indent="false"/>
    </style:style>
    <style:style style:name="P26" style:family="paragraph" style:parent-style-name="Text_20_body">
      <style:paragraph-properties fo:break-before="page"/>
    </style:style>
    <style:style style:name="P27" style:family="paragraph" style:parent-style-name="Heading_20_2">
      <style:paragraph-properties fo:break-before="page"/>
    </style:style>
    <style:style style:name="P28" style:family="paragraph" style:parent-style-name="source_5f_code">
      <style:paragraph-properties fo:margin-left="0.4925in" fo:margin-right="0in" fo:text-indent="0in" style:auto-text-indent="false"/>
    </style:style>
    <style:style style:name="T1" style:family="text">
      <style:text-properties fo:font-weight="bold" style:font-weight-asian="bold" style:font-weight-complex="bold"/>
    </style:style>
    <style:style style:name="T2" style:family="text">
      <style:text-properties style:text-position="super 58%" style:font-size-asian="10.5pt"/>
    </style:style>
    <style:style style:name="T3" style:family="text">
      <style:text-properties fo:color="#000080"/>
    </style:style>
    <style:style style:name="T4" style:family="text">
      <style:text-properties fo:color="#000080"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weight="bold" style:font-weight-asian="bold" style:font-weight-complex="bold"/>
    </style:style>
    <style:style style:name="T7" style:family="text">
      <style:text-properties style:use-window-font-color="true"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4700b8"/>
    </style:style>
    <style:style style:name="T11" style:family="text">
      <style:text-properties fo:color="#4700b8"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46in" fo:text-indent="-0.25in" fo:margin-left="0.7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46in" fo:text-indent="-0.25in" fo:margin-left="1.2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46in" fo:text-indent="-0.25in" fo:margin-left="1.5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46in" fo:text-indent="-0.25in" fo:margin-left="1.7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46in" fo:text-indent="-0.25in" fo:margin-left="2.2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46in" fo:text-indent="-0.25in" fo:margin-left="2.7846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naslov_5f_vrh" text:outline-level="3">Univerzitet Džemal Bijedić Mostar</text:h>
      <text:h text:style-name="naslov_5f_vrh" text:outline-level="3">Fakultet informacijskih tehnologija Mostar</text:h>
      <text:p text:style-name="Standard"/>
      <text:h text:style-name="naslov_5f_vrh_5f_datum" text:outline-level="3">Mostar, 24.02.2011</text:h>
      <text:p text:style-name="Standard"/>
      <text:p text:style-name="Standard"/>
      <text:p text:style-name="Standard"/>
      <text:p text:style-name="Standard"/>
      <text:h text:style-name="naslov_5f_naslov" text:outline-level="1"/>
      <text:h text:style-name="naslov_5f_naslov" text:outline-level="1">UBP – Uvod u baze podataka</text:h>
      <text:p text:style-name="P2"/>
      <text:h text:style-name="naslov_5f_podnaslov" text:outline-level="1">Seminarski rad<text:line-break/><text:line-break/>POS (point of sale) aplikacija</text:h>
      <text:p text:style-name="P2"/>
      <text:p text:style-name="Standard"/>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a2" table:style-name="Tabela2">
        <table:table-column table:style-name="Tabela2.A"/>
        <table:table-column table:style-name="Tabela2.B"/>
        <table:table-row>
          <table:table-cell office:value-type="string">
            <text:p text:style-name="P3">ver. 0.1.0</text:p>
          </table:table-cell>
          <table:table-cell office:value-type="string">
            <text:p text:style-name="P4">Student: <text:span text:style-name="T1">Husremović Ernad, DL 2792</text:span></text:p>
          </table:table-cell>
        </table:table-row>
        <table:table-row>
          <table:table-cell office:value-type="string">
            <text:p text:style-name="P5"/>
          </table:table-cell>
          <table:table-cell office:value-type="string">
            <text:p text:style-name="P5"/>
          </table:table-cell>
        </table:table-row>
      </table:table>
      <text:p text:style-name="Standard"/>
      <text:h text:style-name="P27" text:outline-level="2">1. Uvod</text:h>
      <text:p text:style-name="Text_20_body">Cilj ovog seminarskog je definicija modela podataka POS (eng. point of sale) aplikacije. </text:p>
      <text:p text:style-name="Text_20_body">Student treba demonstrirati znanje modeliranja aplikacije za rukovanje bazom podataka. </text:p>
      <text:p text:style-name="Text_20_body">Prvi artifakt u procesu modeliranja baze E-R dijagram. Na osnovu E-R dijagrama konstruišemo R (relacioni) model baze podataka. </text:p>
      <text:p text:style-name="Text_20_body">Relacioni <text:s/>model<text:note text:id="ftn1" text:note-class="footnote"><text:note-citation>1</text:note-citation><text:note-body><text:p text:style-name="Text_20_body"><text:s text:c="2"/>[sqlite], poglavlje 3 - “The relational model”</text:p></text:note-body></text:note> <text:s/>je osnova implementacije svih relacijskih baza podataka (relational database). <text:s/>Relacioni model baze podataka formalno je definisao Codd 1970-1972<text:note text:id="ftn2" text:note-class="footnote"><text:note-citation>2</text:note-citation><text:note-body><text:p text:style-name="P6"><text:s text:c="2"/>Codd's <text:s/>paper: “Relational completness of Database Sublanguages”, 1972</text:p></text:note-body></text:note>. Teoretske osnove Codd-ovog modela su bazirane na matematičkom modelu relacione algebre. <text:s/>Codd definiše tri glavne komponente relacionog modela:</text:p>
      <text:list xml:id="list729470273" text:style-name="L1">
        <text:list-item>
          <text:p text:style-name="P7">strukturalna (the structural component)</text:p>
        </text:list-item>
        <text:list-item>
          <text:p text:style-name="P7">integritetna (the integrity component)</text:p>
        </text:list-item>
        <text:list-item>
          <text:p text:style-name="P7">manipulativna - operativna (the manipulative component)</text:p>
        </text:list-item>
      </text:list>
      <text:p text:style-name="Text_20_body">Kada kažemo da radimo <text:s/>modeliranje baze podataka, tada prevashodno mislimo na prve dvije komponente Codd-ovog modela. R model definiše upravo te dvije komponente. <text:s/></text:p>
      <text:p text:style-name="Text_20_body">Posljednja komponenta se odnosi se metode na osnovu kojih se podaci u relacionoj bazi podataka (nadalje: baze)<text:note text:id="ftn3" text:note-class="footnote"><text:note-citation>3</text:note-citation><text:note-body><text:p text:style-name="P6"><text:s text:c="2"/>Baza podataka ne mora biti relaciona. Posljednjih godina “vruća” tema u informatičkim krugovima su upravo NoSQL baze podataka. S obzirom da u ovom materijalu pričamo isključivo o relacionim bazama podatka, termin “baza” koristićemo za relacionu bazu podataka.</text:p></text:note-body></text:note> kreiraju i mjenjaju, te za potrebe manipulacije “dohvataju”. </text:p>
      <text:p text:style-name="Text_20_body">Sve današnje baze manipulativnu komponentu realizuju nekom implementacijom SQL-a<text:note text:id="ftn4" text:note-class="footnote"><text:note-citation>4</text:note-citation><text:note-body><text:p text:style-name="P6"><text:s text:c="2"/>SQL - Structured query language</text:p></text:note-body></text:note>. <text:s/></text:p>
      <text:p text:style-name="Text_20_body">“The Definitive Guide to SQLite” <text:span text:style-name="T2">[sqlite] <text:s/></text:span>na krajnje jasan i interesantan način pokriva kako teoretske osnove relacionog modela tako i praktičnu implementaciju. Iako je knjiga pisana za SQLite bazu, tematika je obrađena tako da čitaocu nudi univerzalna znanja. Sjajna kombinacija teorije i prakse.</text:p>
      <text:h text:style-name="Heading_20_2" text:outline-level="2">2. Model podataka POS aplikacije, analiza</text:h>
      <text:p text:style-name="Text_20_body">Da bi došli do odgovarajućeg modela, radimo analizu poslovnih procesa realnog sistema. Posmatranjem tih procesa dolazimo do informacije o organizacije podataka našeg IT database rješenja. </text:p>
      <text:p text:style-name="Text_20_body">POS aplikacija prima niz podataka od ERP poslovne aplikacije. Njena funkcija je isklučivo evidencija prodaje na jednom prodajnom mjestu (prodavnici). </text:p>
      <text:p text:style-name="Text_20_body">Od ERP aplikacije POS prima podatke o artiklima. </text:p>
      <text:p text:style-name="Text_20_body">Svaki artikal ima svoju jedinstvenu šifru, opis, jedinicu mjere i cijenu. </text:p>
      <text:p text:style-name="Text_20_body">Svi ovi elementi se definišu u ERP aplikaciji prilikom zaduženja robe u prodavnicu ili nivelacije cijena. </text:p>
      <text:p text:style-name="Text_20_body">POS od ERP aplikacije kao ulazni podatak prima listu artikala sa ažuriranim cijenama. </text:p>
      <text:p text:style-name="Text_20_body">Račun se u našoj POS aplikaciji izdaje isključivo za neimenovanog kupca. </text:p>
      <text:p text:style-name="Text_20_body">POS račun sadrži slijedeće elemente: </text:p>
      <text:p text:style-name="Text_20_body">Datum, Mjesto izdavanja računa, Adresu prodajnog mjesta, i broj. <text:s/>Nakon toga slijede stavke računa: </text:p>
      <text:list xml:id="list314780842" text:style-name="L2">
        <text:list-item>
          <text:p text:style-name="P8">Redni broj </text:p>
        </text:list-item>
        <text:list-item>
          <text:p text:style-name="P8">Jedinica mjere </text:p>
        </text:list-item>
        <text:list-item>
          <text:p text:style-name="P8">Količina </text:p>
        </text:list-item>
        <text:list-item>
          <text:p text:style-name="P8">Cijena </text:p>
        </text:list-item>
        <text:list-item>
          <text:p text:style-name="P8">Iznos </text:p>
        </text:list-item>
      </text:list>
      <text:p text:style-name="Text_20_body"><text:soft-page-break/></text:p>
      <text:p text:style-name="Text_20_body">Na kraju računa navodimo: </text:p>
      <text:list xml:id="list1808510256" text:style-name="L3">
        <text:list-item>
          <text:p text:style-name="P9">ukupna vrijednost računa bez PDV-a </text:p>
        </text:list-item>
        <text:list-item>
          <text:p text:style-name="P9">iznos PDV </text:p>
        </text:list-item>
        <text:list-item>
          <text:p text:style-name="P9">račun sa uračunatim PDV-om </text:p>
        </text:list-item>
      </text:list>
      <text:p text:style-name="Text_20_body"/>
      <text:p text:style-name="Text_20_body">Evidencija po vrsta plaćanja (kartica, gotovina, banka) nas u našoj POS aplikaciji ne interesuje - sav promet smatramo gotovinskim. </text:p>
      <text:h text:style-name="Heading_20_3" text:outline-level="3">2.1 Primjer računa: </text:h>
      <text:p text:style-name="source_5f_code">bring.out doo Sarajevo </text:p>
      <text:p text:style-name="source_5f_code">PDV Broj: 123456789012 </text:p>
      <text:p text:style-name="source_5f_code">Prodavnica 1 </text:p>
      <text:p text:style-name="source_5f_code">Juraja Najtharta br. 3 </text:p>
      <text:p text:style-name="source_5f_code">tel 033/269-290 </text:p>
      <text:p text:style-name="source_5f_code">fax 033/269-292 </text:p>
      <text:p text:style-name="source_5f_code"/>
      <text:p text:style-name="source_5f_code">Broj: 798 </text:p>
      <text:p text:style-name="source_5f_code"/>
      <text:p text:style-name="source_5f_code">Sarajevo, 24.02.2011 </text:p>
      <text:p text:style-name="source_5f_code">--------------------------------------- </text:p>
      <text:p text:style-name="source_5f_code">R.br <text:s/>Sifra Naziv(jmj) <text:s/></text:p>
      <text:p text:style-name="source_5f_code"><text:s text:c="18"/>kol. cij. ukupno </text:p>
      <text:p text:style-name="source_5f_code">-------------------------------------- </text:p>
      <text:p text:style-name="source_5f_code">1. <text:s text:c="3"/>SP9 instalacija i podešenje (h) <text:s text:c="2"/></text:p>
      <text:p text:style-name="source_5f_code"><text:s text:c="18"/>2 <text:s text:c="3"/>100 <text:s text:c="2"/>200.00 </text:p>
      <text:p text:style-name="source_5f_code">2. <text:s text:c="3"/>POS bring.out POS aplikacija (kom) </text:p>
      <text:p text:style-name="source_5f_code"><text:s text:c="18"/>1 <text:s text:c="3"/>500 <text:s text:c="2"/>500.00 </text:p>
      <text:p text:style-name="source_5f_code">---------------------------------------- </text:p>
      <text:p text:style-name="source_5f_code"><text:s text:c="28"/></text:p>
      <text:p text:style-name="source_5f_code">ukupno bez PDV <text:s text:c="13"/>598.29 <text:s text:c="11"/></text:p>
      <text:p text:style-name="source_5f_code">iznos PDV (17%) <text:s text:c="12"/>101.71 </text:p>
      <text:p text:style-name="source_5f_code">--------------------------------------- </text:p>
      <text:p text:style-name="source_5f_code">Ukupno sa PDV <text:s text:c="14"/>700.00 </text:p>
      <text:p text:style-name="source_5f_code">--------------------------------------- </text:p>
      <text:p text:style-name="Text_20_body"/>
      <text:p text:style-name="Text_20_body">Iz gornjeg primjera vidi se da je stopa PDV-a za svaki artikal jedinstvena i iznosi 17%. </text:p>
      <text:p text:style-name="Text_20_body">POS rješenje iz realnog svijeta bi trebalo omogućiti definiciju različitih stopa poreza za pojedine artikle, ali ćemo i ovo pojednostaviti - pretpostavljamo jedinstvenu stopu 17%. </text:p>
      <text:p text:style-name="Text_20_body">Rezimirajmo podatkovnu strukturu <text:span text:style-name="T1">računa</text:span>: </text:p>
      <text:list xml:id="list101662314" text:style-name="L5">
        <text:list-item>
          <text:p text:style-name="P11">Račun ima broj, datum, iznos bez pdv, iznos pdv-a, iznos sa PDV-om. </text:p>
        </text:list-item>
        <text:list-item>
          <text:p text:style-name="P11">Račun se sastoji od stavki koje opet imaju redni broj, šifru artikla, naziv artikla, količinu, cijenu, ukupna vrijednost stavke. </text:p>
        </text:list-item>
      </text:list>
      <text:p text:style-name="Text_20_body">Podaci o nazivu firme, prodajnog mjesta, su <text:span text:style-name="T1">parametri</text:span> koji su jedinstveni za svaki račun: </text:p>
      <text:list xml:id="list1587002732" text:style-name="L6">
        <text:list-item>
          <text:p text:style-name="P12">Naziv firme </text:p>
        </text:list-item>
        <text:list-item>
          <text:p text:style-name="P12">PDV broj (12 cifri) </text:p>
        </text:list-item>
        <text:list-item>
          <text:p text:style-name="P12">Naziv prodavnice </text:p>
        </text:list-item>
        <text:list-item>
          <text:p text:style-name="P12">Adresa prodavnice </text:p>
        </text:list-item>
        <text:list-item>
          <text:p text:style-name="P12">telefon </text:p>
        </text:list-item>
        <text:list-item>
          <text:p text:style-name="P12">fax </text:p>
        </text:list-item>
      </text:list>
      <text:p text:style-name="Text_20_body"><text:soft-page-break/></text:p>
      <text:p text:style-name="Text_20_body">Svi gornji podaci su opisnog karaktera. </text:p>
      <text:h text:style-name="Heading_20_3" text:outline-level="3">2.2 Unos računa </text:h>
      <text:p text:style-name="Text_20_body">Sam sadržaj računa nam ukazuje na operacije koje predviđa unosa računa: </text:p>
      <text:list xml:id="list1757608041" text:style-name="L7">
        <text:list-item>
          <text:p text:style-name="P13">određuje tip računa: Redovni ili reklamirani račun(*). </text:p>
        </text:list-item>
        <text:list-item>
          <text:p text:style-name="P13">operater unosi šifru ili barkod artikla </text:p>
        </text:list-item>
        <text:list-item>
          <text:p text:style-name="P13">količina. količina mora biti &gt; 0 </text:p>
        </text:list-item>
        <text:list-item>
          <text:p text:style-name="P13">program utvrđuje cijenu i naziv na osnovu unesene šifre, te ispisuje trenutnu kupno vrijednost računa </text:p>
        </text:list-item>
        <text:list-item>
          <text:p text:style-name="P13">unosom šifre "X" završava se unos računa. </text:p>
        </text:list-item>
      </text:list>
      <text:p text:style-name="Text_20_body">(*) Reklamirani račun u knjigovodstvenom smislu predstavlja storno računa (povrat količina i povrat novca) </text:p>
      <text:p text:style-name="Text_20_body"/>
      <text:p text:style-name="Text_20_body">Na osnovu iznešenog, dolazimo do strukture entiteta <text:span text:style-name="T1">artikli</text:span>: </text:p>
      <text:list xml:id="list600003450" text:style-name="L9">
        <text:list-item>
          <text:p text:style-name="P14">Artikli imaju jedinstvenu šifru (obavezno), barkod (koji nije obavezan, ali je takođe jedinstven na nivou liste artikala), jedinicu mjere, cijenu (sa uračunatim PDV-om). </text:p>
        </text:list-item>
      </text:list>
      <text:p text:style-name="Text_20_body">Dodajmo i jedno ograničenje (constraint) na nivou domena atributa cijena: </text:p>
      <text:list xml:id="list1627173795" text:style-name="L10">
        <text:list-item>
          <text:p text:style-name="P15">Prema Zakonu o trgovini u FBiH cijena sa PDV-om mora biti izražena u minimalnim novčanim apoenima (5 pfeninga) [bout_r_1]. </text:p>
        </text:list-item>
      </text:list>
      <text:p text:style-name="Text_20_body">Gornji constrant cijene možemo iskazati odgovarajućim SQL izrazom. Evo kako bi to na nivou sql-a mogli riješiti:</text:p>
      <text:p text:style-name="P28">sqlite&gt; select case (5.85 * 100 % 5) when 0 then 5.85 else -9999 end;</text:p>
      <text:p text:style-name="P28">5.85<text:line-break/></text:p>
      <text:p text:style-name="P28">sqlite&gt; select case (5.82 * 100 % 5) when 0 then 5.82 else -9999 end;</text:p>
      <text:p text:style-name="P28">-9999</text:p>
      <text:p text:style-name="Text_20_body"/>
      <text:p text:style-name="Text_20_body">Jedan račun sadrži jednu ili više stavki. Stavka računa pripada jednom i samo jednom računu. </text:p>
      <text:p text:style-name="Text_20_body">Stavka računa sadrži tačno jednu šifru artikla. Svaki artikal može da se pojavi u više stavki, ili nijednom (slučaj da artikal nije do sada prodavan). </text:p>
      <text:p text:style-name="Text_20_body">Nakon što smo hodali “malo 'vamo - malo tamo” između konkretnih operacija i opisa podataka, vrijeme je da lociramo konkretne entitete: </text:p>
      <text:p text:style-name="Text_20_body">Uočavamo da je centralni entitet Račun (<text:span text:style-name="T1">racuni</text:span>) sa pripadajućim stavkama (<text:span text:style-name="T1">rn_stavke</text:span>). </text:p>
      <text:p text:style-name="Text_20_body">"racuni" ima sljedeće atribute: </text:p>
      <text:list xml:id="list1559177266" text:style-name="L11">
        <text:list-item>
          <text:p text:style-name="P16">*id <text:note text:id="ftn0" text:note-class="footnote"><text:note-citation>5</text:note-citation><text:note-body><text:p text:style-name="Text_20_body"><text:s text:c="2"/>Znak “*” sa lijeve strane znači primarni ključ.</text:p></text:note-body></text:note></text:p>
        </text:list-item>
        <text:list-item>
          <text:p text:style-name="P16">broj </text:p>
        </text:list-item>
        <text:list-item>
          <text:p text:style-name="P16">datum </text:p>
        </text:list-item>
        <text:list-item>
          <text:p text:style-name="P16">ukupno_s_pdv </text:p>
        </text:list-item>
        <text:list-item>
          <text:p text:style-name="P16">tip </text:p>
          <text:p text:style-name="P16"/>
        </text:list-item>
      </text:list>
      <text:p text:style-name="Text_20_body">Uočimo sljedeće stvar: </text:p>
      <text:list xml:id="list1647806672" text:style-name="L13">
        <text:list-item>
          <text:p text:style-name="P17">evidentiran je iznos ukupno_s_pdv bez iznosa pdv-a i iznosa ukupno bez pdv. Radi se o zavisnim veličinama u odnosu na ukupno_s_pdv, tako da su ona nepotrebna. Očigledno je da bi njihova egzistencija takođe ugrozila 2NF. </text:p>
        </text:list-item>
        <text:list-item>
          <text:p text:style-name="P17"><text:soft-page-break/>dodan je atribut "id" koji će biti ujedno i primarni ključ entiteta <text:span text:style-name="T1">racun</text:span>. Iako je ovo polje striktno gledajući suvišno, u praksi se pokazuje da je bolje da vidljivi broj računa <text:s/>bude neovistan atribut kome aplikacija daje poseban broj. <text:line-break/>Taj broj se može na dnevnom ili mjesečnom nivou resetovati. Ako uključimo mogućnost resetovanja broja računa, onda kandidat za ključ može biti samo kombinacija (broj, datum). Zato je “skriveni” brojač <text:s/>(id, autoincrement) je “najčišće” rješenje, tako da ćemo njega odabrati. </text:p>
        </text:list-item>
      </text:list>
      <text:p text:style-name="Text_20_body"/>
      <text:p text:style-name="Text_20_body">Analizirajmo atribut <text:span text:style-name="T4">tip</text:span> entiteta <text:span text:style-name="T1">racun</text:span>. Tip ćemo kodirati sa dvije vrijednosti: </text:p>
      <text:list xml:id="list854153501" text:style-name="L15">
        <text:list-item>
          <text:p text:style-name="P18">1 - redovan račun </text:p>
        </text:list-item>
        <text:list-item>
          <text:p text:style-name="P18">2 - reklamirani račun </text:p>
        </text:list-item>
      </text:list>
      <text:p text:style-name="Text_20_body"/>
      <text:p text:style-name="Text_20_body">Uvođenje nekog entiteta "tipovi" je moguće, ali nepotrebno. <text:s/>Treba samo definisati ograničenje (constraint) na nivou domena atributa tako da tip mora biti jedan od ove dvije vrijednosti (posljedično naravno NOT NULL). <text:s/></text:p>
      <text:p text:style-name="Text_20_body">entitet <text:span text:style-name="T1">rn_stavke</text:span>: </text:p>
      <text:list xml:id="list1139750122" text:style-name="L16">
        <text:list-item>
          <text:p text:style-name="P19">*id </text:p>
        </text:list-item>
        <text:list-item>
          <text:p text:style-name="P19">racun_id </text:p>
        </text:list-item>
        <text:list-item>
          <text:p text:style-name="P19">artikal_id </text:p>
        </text:list-item>
        <text:list-item>
          <text:p text:style-name="P19">kolicina </text:p>
        </text:list-item>
        <text:list-item>
          <text:p text:style-name="P19">cijena </text:p>
        </text:list-item>
      </text:list>
      <text:p text:style-name="Text_20_body"/>
      <text:p text:style-name="Text_20_body">Ovdje eliminišemo "ukupno" za račun kao zavisni atribut (2NF). Istim principom eliminišemo i "jmj" i "barkod" kao atribute koje u stvari "čupamo" iz entiteta "roba". </text:p>
      <text:p text:style-name="Text_20_body">Interesantno je uočiti da je cijena stavljena kao atribut <text:span text:style-name="T1">rn_stavke</text:span>. Zašto, ako se i ona se “uzima” iz entiteta roba !? </text:p>
      <text:p text:style-name="Text_20_body">Cijena je, za razliku od "jmj" i "barkod", dinamična vrijednost. Svako novo zaduženje ili nivelacija mogu promijeniti ovu veličinu. Zato moramo evidentirati cijenu po kojoj je račun izdan unutar rn_stavke. </text:p>
      <text:p text:style-name="Text_20_body">Time dolazimo do entiteta <text:span text:style-name="T1">artikli</text:span><text:span text:style-name="T5">:</text:span></text:p>
      <text:list xml:id="list796613417" text:style-name="L17">
        <text:list-item>
          <text:p text:style-name="P20">*id </text:p>
        </text:list-item>
        <text:list-item>
          <text:p text:style-name="P20">kod [UNIQUE] </text:p>
        </text:list-item>
        <text:list-item>
          <text:p text:style-name="P20">barkod [UNIQUE] </text:p>
        </text:list-item>
        <text:list-item>
          <text:p text:style-name="P20">jmj </text:p>
        </text:list-item>
        <text:list-item>
          <text:p text:style-name="P20">cijena </text:p>
        </text:list-item>
        <text:list-item>
          <text:p text:style-name="P20">naziv </text:p>
        </text:list-item>
      </text:list>
      <text:p text:style-name="Text_20_body"/>
      <text:p text:style-name="Text_20_body">Većina baza omogućava setovanje UNIQUE constraint-a za višestruka polja. Ispitao sam i utvrdio da moja ciljna baza <text:s/>sqlite3 ovo podržava([sqlite], Data Integrity/Entity integriti str. 128). Zato ću postaviti još jedno ograničenje jedinstvenosti para (naziv, cijena). </text:p>
      <text:p text:style-name="Text_20_body">Naime, ne treba ograničavati da se naziv artikla pojavljuje višestruko, ali postojanje višestrukih kombinacija (cijena, naziv) mogle bi zbuniti korisnika. Zato ovakvo ograničenje nije zgorega napraviti. </text:p>
      <text:p text:style-name="Text_20_body"/>
      <text:p text:style-name="Text_20_body"/>
      <text:p text:style-name="P26">Entitet <text:span text:style-name="T1">parametri</text:span>: </text:p>
      <text:list xml:id="list1089189227" text:style-name="L19">
        <text:list-item>
          <text:p text:style-name="P21">*id </text:p>
        </text:list-item>
        <text:list-item>
          <text:p text:style-name="P21">svrha (unique - jedinstveno na nivou entiteta) </text:p>
        </text:list-item>
        <text:list-item>
          <text:p text:style-name="P21">opis </text:p>
        </text:list-item>
      </text:list>
      <text:p text:style-name="Text_20_body"/>
      <text:p text:style-name="Text_20_body"><text:span text:style-name="T4">Svrha</text:span> ima set mogućih vrijednosti koje ćemo za potrebe naše aplikacije predefinisati - kodirati: </text:p>
      <text:list xml:id="list763963181" text:style-name="L20">
        <text:list-item>
          <text:p text:style-name="P22">F =&gt; opis sadrži Naziv firme </text:p>
        </text:list-item>
        <text:list-item>
          <text:p text:style-name="P22">P =&gt; PDV broj (12 cifri) </text:p>
        </text:list-item>
        <text:list-item>
          <text:p text:style-name="P22">N =&gt; Naziv prodavnice </text:p>
        </text:list-item>
        <text:list-item>
          <text:p text:style-name="P22">A =&gt; Adresa prodavnice </text:p>
        </text:list-item>
        <text:list-item>
          <text:p text:style-name="P22">T =&gt; telefon </text:p>
        </text:list-item>
        <text:list-item>
          <text:p text:style-name="P22">U =&gt; fax </text:p>
        </text:list-item>
      </text:list>
      <text:p text:style-name="Text_20_body"/>
      <text:p text:style-name="Text_20_body"><text:span text:style-name="T7">Atribut </text:span><text:span text:style-name="T4">”opis”</text:span> ćemo odrediti prema "najširem" sadržaju. To je očigledno Adresa prodavnice. 200 znakova za širinu polja opis će sigurno biti dovoljno. <text:s/>Ovaj podataka nan za E-R dijagram ne treba, ali zašto čekati prelazak na R model da bi nešto konstatovali :)</text:p>
      <text:p text:style-name="Text_20_body">Kod ove tabele, bili smo bili poprilično "raskalašni" sa stanovišta prostora. Zašto ? </text:p>
      <text:p text:style-name="Text_20_body">Zato što se radi o tabeli koja će sadržati samo 6 redova. Nekakvo modeliranje koje bi štedilo na prostoru samo bi zakomplikovalo stvar, a dobitak bi bio upitan. </text:p>
      <text:p text:style-name="Text_20_body">Kod ove tabele je bitno uočiti ograničenje na nivou tabele/entiteta - svrha je "UNIQUE". </text:p>
      <text:h text:style-name="Heading_20_3" text:outline-level="3">2.3 Haj'mo stvari malo zakomplikovati - reklamirani račun</text:h>
      <text:p text:style-name="Text_20_body">S obzirom da je ovo seminarski rad, dobro je navesti što više različitih relacija među entitetima-tabelama. Zato ću dodati još jednan uslov koji je potrebno obuhvatiti modelom: </text:p>
      <text:p text:style-name="Text_20_body">Ukoliko je račun <text:span text:style-name="T4">tipa</text:span> reklamirani, potrebno je predvidjeti mogućnost navođenja originalnog računa koji se reklamira. Ovo polje, međutim nije obavezno. </text:p>
      <text:p text:style-name="Text_20_body">Jedan račun može imati jedan ili nijedan originalni račun. <text:s/></text:p>
      <text:p text:style-name="Text_20_body">"Iz aviona" se vidi da imamo rekurzivnu vezu reklamiranog racuna sa njegovim originalom. </text:p>
      <text:p text:style-name="Text_20_body">Račun može imati nula ili jedan originalni račun (0..1). U obrnutom smjeru, originalni račun može imati jedan i samo jedan reklamirani račun. <text:s text:c="3"/></text:p>
      <text:h text:style-name="Heading_20_3" text:outline-level="3">2.4 Dodajmo još koji entitet - “operateri”</text:h>
      <text:p text:style-name="Text_20_body">U "erviz"-u [erviz] sam napravio ER dijagram prema gornjoj specifikaciji. Četiri entiteta i dvije veze između njih. Još malo k'o u Bosni entiteta ... Taman tol'ko entiteta traži Čović. Bosni su i dva entiteta previše, ali je za seminarski ovo fakat malo. Da mi kolege nastavnici ne bi vratili seminarski sa komentarom: "Jel' ti to nas zezaš ?!", nastavljam priču priču o POS aplikaciji ... </text:p>
      <text:p text:style-name="Text_20_body">POS aplikaciju može opsluživati više operatera. Jedan račun je izrađen od strane jednog i samo jednog operatera. Jedan operater može izraditi više računa, ili nijedan. </text:p>
      <text:p text:style-name="Text_20_body"><text:span text:style-name="T1">operateri</text:span>: </text:p>
      <text:list xml:id="list1850204184" text:style-name="L21">
        <text:list-item>
          <text:p text:style-name="P23">*id </text:p>
        </text:list-item>
        <text:list-item>
          <text:p text:style-name="P23">naziv </text:p>
        </text:list-item>
      </text:list>
      <text:p text:style-name="Text_20_body">Očigledno je da u entitet "racuni" trebamo dodati atribut <text:span text:style-name="T1">operater_id</text:span>. </text:p>
      <text:h text:style-name="Heading_20_3" text:outline-level="3"><text:soft-page-break/>2.5 Fiskalizacija </text:h>
      <text:p text:style-name="Text_20_body">Po Zakonu o fiskalizaciji, nijedan POS software ne može više funkcionisati samostalno - direktno štampati na printer. POS software se mora priključiti na fiskalni uređaj. POS aplikacija se sa fiskalnim sistemom vezuje putem fiskalnog drajvera. Taj drajver kao ulazne podatke prima podatke o računu, a kao povratnu informaciju daju broj fiskalnog odsječka, ako je operacija uspješna. </text:p>
      <text:p text:style-name="Text_20_body">Zato uvodimo entitet "<text:span text:style-name="T1">rn_fiskalni</text:span>" koji će sadržavati informacije o procesu slanja računa na fiskalni sistem. POS aplikacija šalje račun fiskalnom uređaju. To se može desiti u više pokušaja. S obzirom da se prvo formira račun, moguće je da postoji račun koji još nije poslan na fiskalni uređaj. Obrnuto, za jednu stavku račun u entitetu "rn_fiskalni" postoji tačno jedan račun koji se fiskalizira. </text:p>
      <text:p text:style-name="Text_20_body">Datum i vrijeme svakog pokušaja treba zabilježiti. </text:p>
      <text:p text:style-name="Text_20_body">Ako je fiskalizacija neuspješna, od fiskalnog drajvera dobijamo ne dobijamo broj fiskalnog isječka (NULL). U slučaju uspješnog procesiranja našeg računa, dobijamo od fiskalnog drajvera broj fiskalnog isječka &gt; 0. <text:s/>Pored broja fiskalnog isječka, dobijamo i podatak o ukupnom iznosu fiskalnog računa. </text:p>
      <text:p text:style-name="Text_20_body">Taj iznos bi se trebao odgovarati ukupnom iznosu sa pdv na našem "običnom" računu. Razlike usljed zaokruženja su moguće (+/- 0.1 - 0.2 KM). </text:p>
      <text:p text:style-name="Text_20_body">rn_fiskalni: </text:p>
      <text:list xml:id="list199341118" text:style-name="L22">
        <text:list-item>
          <text:p text:style-name="P24">*racun_id </text:p>
        </text:list-item>
        <text:list-item>
          <text:p text:style-name="P24">*datum </text:p>
        </text:list-item>
        <text:list-item>
          <text:p text:style-name="P24">*vrijeme </text:p>
        </text:list-item>
        <text:list-item>
          <text:p text:style-name="P24">br_fiskalnog_isjecka [UNIQUE] </text:p>
        </text:list-item>
        <text:list-item>
          <text:p text:style-name="P24">ukupno_s_pdv </text:p>
        </text:list-item>
      </text:list>
      <text:p text:style-name="Text_20_body"/>
      <text:p text:style-name="Text_20_body">Pošto je svaka stavka u run_fiskalni egzistencijalno ovisna o računima, “<text:span text:style-name="T1">rn_fiskalni</text:span>” je “slabi” (eng. weak) entitet. </text:p>
      <text:p text:style-name="Text_20_body">Na dijagramu po IE notaciji on je prikazan kao pravougaonik zaobljenih ivica. </text:p>
      <text:h text:style-name="Heading_20_2" text:outline-level="2">3. Pristup i zapažanja kod analize </text:h>
      <text:p text:style-name="Text_20_body"/>
      <text:p text:style-name="Text_20_body">Odlučio sam se da seminarski radim onako kako to u svakodnevnoj praksi - realnom životu, database programeri rade. </text:p>
      <text:p text:style-name="Text_20_body">Naime, prilikom analize sistema, informatičar dobija masu suvišnih ili nedovoljno preciznih informacija. </text:p>
      <text:p text:style-name="Text_20_body">Njegov zadatak je, posebno u fazi analize i dizajna, <text:s/>da te informacije non-stop filtrira i “premeće”. </text:p>
      <text:p text:style-name="Text_20_body">Pri tome je od ključne važnosti da se informatičar što bolje upozna sa poslovnim domenom koji obrađuje.</text:p>
      <text:p text:style-name="Text_20_body">Iako seminarski rada ne obrađuje realni sistem (ista osoba <text:s/>radi i analizu problema i definiše poslovni domen), želio sam ovdje ukazati na “<text:span text:style-name="T9">koncept upgrade</text:span>”-a koji je vrlo bitan sa metodološke strane ovog posla. </text:p>
      <text:p text:style-name="Text_20_body">Naime, ja sam bilježio razradu modela, onako kako sam sam sa sobom pričao. Svaka nova informacija predstavljala je upgrade modela koji konstruišem <text:s/>U prvim verzijama nisam imao podršku za operatere i fiskalni sistem. </text:p>
      <text:p text:style-name="Text_20_body">Ovaj proces nadogradnje modela usljed promjene korisničkih zahtjeva, zakonskih promjena ili jednostavno novih saznanja o sistemu je svakodnevan. </text:p>
      <text:p text:style-name="Text_20_body">Zato ga i ne treba ispuštati. Bilješke informatičara programera, čak i <text:span text:style-name="T1">pogrešni zaključci</text:span> su, vjerovali ili ne, veoma korisni i bitni za razvoj i održavanju database sistema. </text:p>
      <text:p text:style-name="Text_20_body">Velika je vjerovatnoća da će se greške koje su napravljene, a nisu dokumentovane ponovo desiti. Posebno ako na projektu radi više ljudi. Svaki softverski projekat je inkrementalan - postupan procesa. </text:p>
      <text:p text:style-name="Text_20_body">Stoga je ispuštanje informacija o pojedinačnim fazama loša praksa. </text:p>
      <text:h text:style-name="Heading_20_3" text:outline-level="3"><text:soft-page-break/>3.1 Upgrade software-a i tehničke dokumentacije su jedan posao</text:h>
      <text:p text:style-name="Text_20_body">Informatičari najčešće dokumentaciji prilaze “otpozada”. Naprave to što su zamislili pa onda pišu tehničku dokumentaciju. To je pogrešna praksa. Software je, to će se svako složiti, proizvod koji je predmet stalnog “upgrade”-a. Taj isti princip treba primjeniti kod dokumentacije. <text:s/>Tačnije upgrade software i upgrade tehničke dokumentacije trebaju se smatrati <text:span text:style-name="T1">jednim poslom</text:span>. </text:p>
      <text:p text:style-name="Text_20_body">Software bez <text:s/>dokumentacije je najčešće loš proizvod. <text:s/>To je razlog zbog koga sam u toku pisanja seminarskog bilježio stvari na onaj način kako su se razvijale. To tehničkoj dokumentaciji projekta, makar on bio i hipotetski, daje dodatnu težinu. <text:s text:c="2"/></text:p>
      <text:h text:style-name="Heading_20_3" text:outline-level="3">3.1 Niko nije dobar napravio software ako to isto ne zna “uraditi na papiru”</text:h>
      <text:p text:style-name="Text_20_body">Poznavanje poslovnih procesa je neophodno za uspostavljanje ispravnog modela baze podataka. </text:p>
      <text:p text:style-name="Text_20_body">Iskustvo dizajnera baze podataka je bitno u procesu modeliranja. Redundatnost podataka je u mnogim situacijama bolja od "puritanskog" modeliranja. U našem konkretnom primjeru, entitet <text:span text:style-name="T1">racuni</text:span> mogao bez id polja sa višestrukim primarnim ključem (broj, datum), ali je neovisno polje id puno bolji izbor. Njegovo uvođenje neznatno povećava bazu, dok sa druge strane unutar aplikacije dobijamo jednostavnost i robusnost. </text:p>
      <text:h text:style-name="Heading_20_3" text:outline-level="3">3.2 SQL zabilješke </text:h>
      <text:p text:style-name="Text_20_body">-------------- </text:p>
      <text:p text:style-name="Text_20_body">Tokom čitanja[sqlite] mi je bilo interesantno saznanje da se različite implementacije SQL baza po pitanju UNIQUE ograničenja različito ponašaju. </text:p>
      <text:p text:style-name="Text_20_body">Tako MS SQL ne dozvoljava da neko UNIQUE polje ima ovakav sadržaj: </text:p>
      <text:p text:style-name="P28">1 </text:p>
      <text:p text:style-name="P28">NULL </text:p>
      <text:p text:style-name="P28">NULL </text:p>
      <text:p text:style-name="P28">2 </text:p>
      <text:p text:style-name="P28">3 </text:p>
      <text:p text:style-name="P28">4 </text:p>
      <text:p text:style-name="P28">NULL </text:p>
      <text:p text:style-name="Text_20_body"/>
      <text:p text:style-name="Text_20_body">S druge strane, sqlite i PostgreSQL to omogućavaju. Na osnovu tog saznanja sam sam na artikli.barkod postavio UNIQUE ograničenje, iako polje <text:span text:style-name="T4">barkod</text:span> nije obavezno (nije mandatory, može imati NULL vrijednost). </text:p>
      <text:h text:style-name="Heading_20_2" text:outline-level="2">4. Naš prvi artifakt: E-R model </text:h>
      <text:p text:style-name="Text_20_body">Na osnovu 3. je uz pomoć programa erviz napravljen E-R model[ermodel]. Korištena je IE notacija.</text:p>
      <text:p text:style-name="Text_20_body">Meni je ova notacija puno pregledanija od Chen-ove notacije koje smo koristili. Chen-ovi oblačići na atributima nepotrebno zauzimaju prostor :). Simboli koji se koriste za završetke veza u IE notaciji su mi lahko zapamtljivi. </text:p>
      <text:p text:style-name="Text_20_body">Iako sam ovu notaciju u početku koristio radi erviz alata, na kraju mi je IE notacija “pravo sjela”.</text:p>
      <text:p text:style-name="Text_20_body">Na E-R modelu su <text:span text:style-name="T8">crvenom</text:span> bojom označeni entiteti koje POS aplikacija dobija od ERP aplikacije. </text:p>
      <text:p text:style-name="Text_20_body">U "centru" POS aplikacije su entiteti označeni <text:span text:style-name="T11">plavom bojom</text:span>: "racuni" i "rn_stavke". </text:p>
      <text:p text:style-name="Text_20_body"/>
      <text:p text:style-name="Text_20_body"/>
      <text:p text:style-name="Text_20_body"/>
      <text:p text:style-name="Text_20_body"/>
      <text:h text:style-name="P27" text:outline-level="2">5. Reference</text:h>
      <text:p text:style-name="Text_20_body"/>
      <text:p text:style-name="Text_20_body">[fit_fernala] Seminarski rad iz UBP-a “Farma krava” , <text:s/>Student: Fernala Sejmen-Banjac, 2517 DL </text:p>
      <text:p text:style-name="Text_20_body">[bout_r_1] http://redmine.bring.out.ba/boards/8/topics/4342 </text:p>
      <text:p text:style-name="Text_20_body">[erviz] http://www.ab.auone-net.jp/~simply/en/index.html </text:p>
      <text:p text:style-name="Text_20_body">[sqlite] "The Definitive Guide to SQLite", izdavač Apress book 2006, autor Michael Owens </text:p>
      <text:p text:style-name="Text_20_body"><text:span text:style-name="Citation">[ermodel] https://github.com/hernad/FIT_UBP/blob/master/seminarski/pos_ubp.pdf?raw=true</text:span></text:p>
      <text:p text:style-name="Text_20_body"><text:span text:style-name="Citation"/></text:p>
      <text:h text:style-name="Heading_20_2" text:outline-level="2">6. Radno okruženje</text:h>
      <text:p text:style-name="Text_20_body"/>
      <text:list xml:id="list775716927" text:style-name="L4">
        <text:list-item>
          <text:p text:style-name="P10">Radna stanica OS: Ubuntu desktop 10.04</text:p>
        </text:list-item>
        <text:list-item>
          <text:p text:style-name="P10">Aplikacije:</text:p>
        </text:list-item>
        <text:list-item>
          <text:p text:style-name="P25">Libreoffice 3.3.0</text:p>
        </text:list-item>
        <text:list-item>
          <text:p text:style-name="P25">Eclipse 3.5.2</text:p>
        </text:list-item>
        <text:list-item>
          <text:p text:style-name="P25">vi editor</text:p>
        </text:list-item>
        <text:list-item>
          <text:p text:style-name="P10">erviz 1.0.6</text:p>
        </text:list-item>
        <text:list-item>
          <text:p text:style-name="P10">ruby 1.8.7 sa irb utility-jem</text:p>
        </text:list-item>
        <text:list-item>
          <text:p text:style-name="P10">sqlite3 ver. 3.6.22</text:p>
        </text:list-item>
      </text:list>
      <text:p text:style-name="Text_20_body"/>
      <text:h text:style-name="Heading_20_2" text:outline-level="2">7. artifakti na github.com</text:h>
      <text:p text:style-name="Text_20_body"/>
      <text:p text:style-name="Text_20_body">Na lokaciji nalaze se svi artifakti ovog rada: https://github.com/hernad/FIT_UBP/tree/master/seminars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s" fo:country="B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fo:font-size="10pt" style:font-size-asian="10.5pt"/>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fo:font-size="12pt" fo:font-style="italic" style:text-underline-style="solid" style:text-underline-width="auto" style:text-underline-color="font-color" fo:font-weight="normal" style:font-size-asian="14pt" style:font-weight-asian="bold" style:font-size-complex="14pt" style:font-weight-complex="bold"/>
    </style:style>
    <style:style style:name="naslov_5f_vrh" style:display-name="naslov_vrh" style:family="paragraph" style:parent-style-name="Heading_20_3" style:default-outline-level="" style:list-style-name="" style:class="text">
      <style:paragraph-properties fo:text-align="end" style:justify-single-word="false"/>
      <style:text-properties fo:font-size="12pt"/>
    </style:style>
    <style:style style:name="naslov_5f_vrh_5f_datum" style:display-name="naslov_vrh_datum" style:family="paragraph" style:parent-style-name="naslov_5f_vrh" style:class="text">
      <style:text-properties fo:font-size="11pt" fo:font-style="italic" fo:font-weight="normal"/>
    </style:style>
    <style:style style:name="Signature" style:family="paragraph" style:parent-style-name="Standard" style:class="text">
      <style:paragraph-properties text:number-lines="false" text:line-number="0"/>
    </style:style>
    <style:style style:name="naslov_5f_naslov" style:display-name="naslov_naslov" style:family="paragraph" style:parent-style-name="Heading_20_1" style:default-outline-level="" style:list-style-name="" style:class="text">
      <style:paragraph-properties fo:text-align="center" style:justify-single-word="false"/>
    </style:style>
    <style:style style:name="naslov_5f_podnaslov" style:display-name="naslov_podnaslov" style:family="paragraph" style:parent-style-name="naslov_5f_naslov" style:class="text">
      <style:text-properties fo:font-size="90%"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default-outline-level="2" style:class="text">
      <style:text-properties fo:font-size="14pt" fo:font-style="italic"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preformated" style:family="paragraph" style:parent-style-name="Text_20_body" style:class="text">
      <style:text-properties style:font-name="Liberation Mono" fo:font-size="8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ource_5f_code" style:display-name="source_code" style:family="paragraph" style:parent-style-name="preformated" style:class="text" style:master-page-name="">
      <style:paragraph-properties fo:margin-top="0in" fo:margin-bottom="0.0398in" style:page-number="auto"/>
      <style:text-properties fo:font-size="7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ngout </meta:initial-creator>
    <meta:creation-date>2010-04-19T09:24:11</meta:creation-date>
    <dc:date>2011-02-24T18:57:10</dc:date>
    <dc:creator>bringout </dc:creator>
    <meta:editing-duration>PT8H20M16S</meta:editing-duration>
    <meta:editing-cycles>14</meta:editing-cycles>
    <meta:generator>LibreOffice/3.3$Unix LibreOffice_project/330m19$Build-6</meta:generator>
    <meta:printed-by>bringout </meta:printed-by>
    <meta:print-date>2011-02-24T18:56:40</meta:print-date>
    <meta:document-statistic meta:table-count="1" meta:image-count="0" meta:object-count="0" meta:page-count="9" meta:paragraph-count="228" meta:word-count="2542" meta:character-count="17106"/>
  </office:meta>
</office:document-meta>
</file>